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83b4d6" officeooo:paragraph-rsid="0083b4d6"/>
    </style:style>
    <style:style style:name="P2" style:family="paragraph" style:parent-style-name="Standard">
      <style:text-properties officeooo:paragraph-rsid="0083b4d6"/>
    </style:style>
    <style:style style:name="P3" style:family="paragraph" style:parent-style-name="Standard">
      <style:text-properties officeooo:paragraph-rsid="00873778"/>
    </style:style>
    <style:style style:name="P4" style:family="paragraph" style:parent-style-name="Standard">
      <style:text-properties officeooo:paragraph-rsid="0088bedb"/>
    </style:style>
    <style:style style:name="P5" style:family="paragraph" style:parent-style-name="Standard">
      <style:text-properties officeooo:paragraph-rsid="008f43c9"/>
    </style:style>
    <style:style style:name="P6" style:family="paragraph" style:parent-style-name="Standard">
      <style:text-properties officeooo:paragraph-rsid="00985819"/>
    </style:style>
    <style:style style:name="P7" style:family="paragraph" style:parent-style-name="Standard">
      <style:text-properties officeooo:paragraph-rsid="00998cb0"/>
    </style:style>
    <style:style style:name="P8" style:family="paragraph" style:parent-style-name="Standard">
      <style:text-properties style:text-underline-style="solid" style:text-underline-width="auto" style:text-underline-color="font-color" fo:font-weight="bold" officeooo:rsid="009cacb3" officeooo:paragraph-rsid="009cacb3" style:font-weight-asian="bold" style:font-weight-complex="bold"/>
    </style:style>
    <style:style style:name="P9" style:family="paragraph" style:parent-style-name="Standard">
      <style:text-properties officeooo:paragraph-rsid="009e25cb"/>
    </style:style>
    <style:style style:name="P10" style:family="paragraph" style:parent-style-name="Standard">
      <style:text-properties officeooo:rsid="00a4f687" officeooo:paragraph-rsid="00a4f687"/>
    </style:style>
    <style:style style:name="P11" style:family="paragraph" style:parent-style-name="Standard">
      <style:text-properties officeooo:paragraph-rsid="00a4f687"/>
    </style:style>
    <style:style style:name="P12" style:family="paragraph" style:parent-style-name="Standard">
      <style:text-properties officeooo:rsid="00aaef14" officeooo:paragraph-rsid="00ab2ff4"/>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728077" officeooo:paragraph-rsid="00728077"/>
    </style:style>
    <style:style style:name="P15" style:family="paragraph" style:parent-style-name="Text_20_body">
      <style:text-properties fo:language="en" fo:country="US" officeooo:rsid="00728077" officeooo:paragraph-rsid="007d81e0"/>
    </style:style>
    <style:style style:name="P16" style:family="paragraph" style:parent-style-name="Text_20_body">
      <style:text-properties fo:language="en" fo:country="US" officeooo:rsid="007d81e0" officeooo:paragraph-rsid="007d81e0"/>
    </style:style>
    <style:style style:name="P17" style:family="paragraph" style:parent-style-name="Text_20_body">
      <style:text-properties officeooo:paragraph-rsid="00748370"/>
    </style:style>
    <style:style style:name="P18" style:family="paragraph" style:parent-style-name="Text_20_body">
      <style:text-properties officeooo:rsid="0079b061" officeooo:paragraph-rsid="007acb57"/>
    </style:style>
    <style:style style:name="P19" style:family="paragraph" style:parent-style-name="Text_20_body" style:list-style-name="L8">
      <style:text-properties officeooo:rsid="0079b061" officeooo:paragraph-rsid="007acb57"/>
    </style:style>
    <style:style style:name="P20" style:family="paragraph" style:parent-style-name="Text_20_body" style:list-style-name="L8">
      <style:text-properties officeooo:rsid="0079b061" officeooo:paragraph-rsid="007b0276"/>
    </style:style>
    <style:style style:name="P21" style:family="paragraph" style:parent-style-name="Text_20_body">
      <style:text-properties style:text-underline-style="solid" style:text-underline-width="auto" style:text-underline-color="font-color" fo:font-weight="bold" officeooo:rsid="0079b061" officeooo:paragraph-rsid="0079b061" style:font-weight-asian="bold" style:font-weight-complex="bold"/>
    </style:style>
    <style:style style:name="P22" style:family="paragraph" style:parent-style-name="Text_20_body">
      <style:text-properties style:text-underline-style="solid" style:text-underline-width="auto" style:text-underline-color="font-color" fo:font-weight="bold" officeooo:paragraph-rsid="0083b4d6" style:font-weight-asian="bold" style:font-weight-complex="bold"/>
    </style:style>
    <style:style style:name="P23" style:family="paragraph" style:parent-style-name="Text_20_body" style:list-style-name="L8">
      <style:text-properties officeooo:rsid="007acb57" officeooo:paragraph-rsid="007acb57"/>
    </style:style>
    <style:style style:name="P24" style:family="paragraph" style:parent-style-name="Text_20_body">
      <style:text-properties officeooo:paragraph-rsid="007d81e0"/>
    </style:style>
    <style:style style:name="P25" style:family="paragraph" style:parent-style-name="Text_20_body">
      <style:text-properties officeooo:rsid="007f99a0" officeooo:paragraph-rsid="007f99a0"/>
    </style:style>
    <style:style style:name="P26" style:family="paragraph" style:parent-style-name="Text_20_body">
      <style:text-properties officeooo:paragraph-rsid="008113f6"/>
    </style:style>
    <style:style style:name="P27" style:family="paragraph" style:parent-style-name="Text_20_body">
      <style:text-properties officeooo:paragraph-rsid="00827b20"/>
    </style:style>
    <style:style style:name="P28" style:family="paragraph" style:parent-style-name="Text_20_body">
      <style:text-properties officeooo:paragraph-rsid="00829787"/>
    </style:style>
    <style:style style:name="P29" style:family="paragraph" style:parent-style-name="Text_20_body">
      <style:text-properties officeooo:paragraph-rsid="0083b4d6"/>
    </style:style>
    <style:style style:name="P30" style:family="paragraph" style:parent-style-name="Text_20_body">
      <style:text-properties officeooo:rsid="00aaef14" officeooo:paragraph-rsid="00ab2ff4"/>
    </style:style>
    <style:style style:name="P31" style:family="paragraph" style:parent-style-name="Preformatted_20_Text">
      <style:text-properties fo:language="en" fo:country="US" officeooo:rsid="007d81e0" officeooo:paragraph-rsid="007d81e0"/>
    </style:style>
    <style:style style:name="P32"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83b4d6" style:font-weight-asian="bold" style:font-weight-complex="bold"/>
    </style:style>
    <style:style style:name="T3" style:family="text">
      <style:text-properties fo:font-style="italic" fo:font-weight="bold" officeooo:rsid="009154f0" style:font-style-asian="italic" style:font-weight-asian="bold" style:font-style-complex="italic" style:font-weight-complex="bold"/>
    </style:style>
    <style:style style:name="T4" style:family="text">
      <style:text-properties fo:font-style="italic" fo:font-weight="bold" officeooo:rsid="0083b4d6" style:font-style-asian="italic" style:font-weight-asian="bold" style:font-style-complex="italic" style:font-weight-complex="bold"/>
    </style:style>
    <style:style style:name="T5" style:family="text">
      <style:text-properties fo:font-style="italic" fo:font-weight="bold" officeooo:rsid="00ab2ff4" style:font-style-asian="italic" style:font-weight-asian="bold" style:font-style-complex="italic" style:font-weight-complex="bold"/>
    </style:style>
    <style:style style:name="T6" style:family="text">
      <style:text-properties style:text-underline-style="none" fo:font-weight="normal" officeooo:rsid="009e25cb" style:font-weight-asian="normal" style:font-weight-complex="normal"/>
    </style:style>
    <style:style style:name="T7" style:family="text">
      <style:text-properties style:text-underline-style="none" fo:font-weight="normal" officeooo:rsid="00a13146" style:font-weight-asian="normal" style:font-weight-complex="normal"/>
    </style:style>
    <style:style style:name="T8" style:family="text">
      <style:text-properties style:text-underline-style="none" fo:font-weight="normal" officeooo:rsid="00a380f0" style:font-weight-asian="normal" style:font-weight-complex="normal"/>
    </style:style>
    <style:style style:name="T9" style:family="text">
      <style:text-properties officeooo:rsid="007008b8"/>
    </style:style>
    <style:style style:name="T10" style:family="text">
      <style:text-properties officeooo:rsid="00728077"/>
    </style:style>
    <style:style style:name="T11" style:family="text">
      <style:text-properties fo:language="en" fo:country="US"/>
    </style:style>
    <style:style style:name="T12" style:family="text">
      <style:text-properties fo:language="en" fo:country="US" officeooo:rsid="00728077"/>
    </style:style>
    <style:style style:name="T13" style:family="text">
      <style:text-properties fo:language="en" fo:country="US" officeooo:rsid="0073f73a"/>
    </style:style>
    <style:style style:name="T14" style:family="text">
      <style:text-properties fo:language="en" fo:country="US" officeooo:rsid="00748370"/>
    </style:style>
    <style:style style:name="T15" style:family="text">
      <style:text-properties fo:language="en" fo:country="US" officeooo:rsid="0077ced4"/>
    </style:style>
    <style:style style:name="T16" style:family="text">
      <style:text-properties fo:language="en" fo:country="US" officeooo:rsid="00782269"/>
    </style:style>
    <style:style style:name="T17" style:family="text">
      <style:text-properties fo:language="en" fo:country="US" officeooo:rsid="007b0276"/>
    </style:style>
    <style:style style:name="T18" style:family="text">
      <style:text-properties fo:language="en" fo:country="US" style:text-underline-style="solid" style:text-underline-width="auto" style:text-underline-color="font-color" fo:font-weight="bold" officeooo:rsid="007ca78e" style:font-weight-asian="bold" style:font-weight-complex="bold"/>
    </style:style>
    <style:style style:name="T19" style:family="text">
      <style:text-properties fo:language="en" fo:country="US" officeooo:rsid="007d81e0"/>
    </style:style>
    <style:style style:name="T20" style:family="text">
      <style:text-properties fo:language="en" fo:country="US" officeooo:rsid="007d9bcd"/>
    </style:style>
    <style:style style:name="T21" style:family="text">
      <style:text-properties fo:language="en" fo:country="US" officeooo:rsid="007f99a0"/>
    </style:style>
    <style:style style:name="T22" style:family="text">
      <style:text-properties fo:language="en" fo:country="US" fo:font-style="italic" fo:font-weight="bold" officeooo:rsid="008113f6" style:font-style-asian="italic" style:font-weight-asian="bold" style:font-style-complex="italic" style:font-weight-complex="bold"/>
    </style:style>
    <style:style style:name="T23" style:family="text">
      <style:text-properties fo:language="en" fo:country="US" officeooo:rsid="008113f6"/>
    </style:style>
    <style:style style:name="T24" style:family="text">
      <style:text-properties fo:language="en" fo:country="US" officeooo:rsid="0083b4d6"/>
    </style:style>
    <style:style style:name="T25" style:family="text">
      <style:text-properties officeooo:rsid="00761523"/>
    </style:style>
    <style:style style:name="T26" style:family="text">
      <style:text-properties officeooo:rsid="007acb57"/>
    </style:style>
    <style:style style:name="T27" style:family="text">
      <style:text-properties officeooo:rsid="007b0276"/>
    </style:style>
    <style:style style:name="T28" style:family="text">
      <style:text-properties officeooo:rsid="007d81e0"/>
    </style:style>
    <style:style style:name="T29" style:family="text">
      <style:text-properties officeooo:rsid="008113f6"/>
    </style:style>
    <style:style style:name="T30" style:family="text">
      <style:text-properties officeooo:rsid="0083b4d6"/>
    </style:style>
    <style:style style:name="T31" style:family="text">
      <style:text-properties officeooo:rsid="00873778"/>
    </style:style>
    <style:style style:name="T32" style:family="text">
      <style:text-properties officeooo:rsid="008effa5"/>
    </style:style>
    <style:style style:name="T33" style:family="text">
      <style:text-properties officeooo:rsid="008f43c9"/>
    </style:style>
    <style:style style:name="T34" style:family="text">
      <style:text-properties officeooo:rsid="00906bfd"/>
    </style:style>
    <style:style style:name="T35" style:family="text">
      <style:text-properties officeooo:rsid="0098e3f6"/>
    </style:style>
    <style:style style:name="T36" style:family="text">
      <style:text-properties officeooo:rsid="00998cb0"/>
    </style:style>
    <style:style style:name="T37" style:family="text">
      <style:text-properties officeooo:rsid="009b4f64"/>
    </style:style>
    <style:style style:name="T38" style:family="text">
      <style:text-properties officeooo:rsid="00a380f0"/>
    </style:style>
    <style:style style:name="T39" style:family="text">
      <style:text-properties officeooo:rsid="00a4f687"/>
    </style:style>
    <style:style style:name="T40" style:family="text">
      <style:text-properties officeooo:rsid="00a6ca85"/>
    </style:style>
    <style:style style:name="T41" style:family="text">
      <style:text-properties officeooo:rsid="00a9009d"/>
    </style:style>
    <style:style style:name="T42" style:family="text">
      <style:text-properties officeooo:rsid="00acbc3f"/>
    </style:style>
    <style:style style:name="T43" style:family="text">
      <style:text-properties officeooo:rsid="00ad9c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span text:style-name="T9">Confusion</text:span> <text:span text:style-name="T9">on </text:span>J<text:span text:style-name="T9">S</text:span> Build Tool – Babel, Browserify, Webpack, Grunt and Gulp, <text:span text:style-name="T9">When to use them?</text:span></text:h>
      <text:p text:style-name="P13"/>
      <text:p text:style-name="P14">When we are creating any Java-scirpt App, whether it may be Node JS, React JS or Angular JS etc, the first thing that always hits us is, which build <text:span text:style-name="T25">s</text:span>ystem/<text:span text:style-name="T25">tools</text:span> to use. </text:p>
      <text:p text:style-name="P17"><text:span text:style-name="T12">Ofcourse, there are many keywords/</text:span><text:span text:style-name="T13">tools</text:span><text:span text:style-name="T12"> out their like, babel, Browserify, Webpack, </text:span>require<text:span text:style-name="T10">Js, </text:span><text:span text:style-name="T12"><text:s/></text:span>rollup<text:span text:style-name="T12">, </text:span>jspm, <text:span text:style-name="T12">Grunt and Gulp etc. </text:span><text:span text:style-name="T14">Each of these tools are good in their own space, but our question </text:span><text:span text:style-name="T15">is</text:span><text:span text:style-name="T14">, what to choose among those tools, when to choose them and what combination </text:span><text:span text:style-name="T16">of tools </text:span><text:span text:style-name="T14">will help me to complete my tasks / project.</text:span></text:p>
      <text:p text:style-name="P21"><text:span text:style-name="T11">Rule of Thumb</text:span></text:p>
      <text:p text:style-name="P18">I feel it is easy to decide which tools we need, depending on the <text:span text:style-name="T26">folllowing simple guide lines:</text:span></text:p>
      <text:list xml:id="list1656794222633141755" text:style-name="L8">
        <text:list-item>
          <text:p text:style-name="P19"><text:span text:style-name="T26">For small projects, we can use ES6 compilers (Babel)</text:span></text:p>
        </text:list-item>
        <text:list-item>
          <text:p text:style-name="P20"><text:span text:style-name="T26">For a single Page Apps, we need a module bundler along with the ES6 compilers (</text:span><text:span text:style-name="T12">Browserify </text:span><text:span text:style-name="T17">and </text:span><text:span text:style-name="T12">Webpack</text:span><text:span text:style-name="T26">)</text:span></text:p>
        </text:list-item>
        <text:list-item>
          <text:p text:style-name="P23">As the project grows, when we need to automate the tasks (for producation etc), this automation can be completed by the Task Runners <text:s/><text:span text:style-name="T27">(Grunt and Gulp)</text:span></text:p>
        </text:list-item>
      </text:list>
      <text:p text:style-name="P18"><text:s/></text:p>
      <text:p text:style-name="P17"><text:span text:style-name="T18">Babel</text:span><text:span text:style-name="T14"> <text:s/></text:span></text:p>
      <text:p text:style-name="P27"><text:span text:style-name="T19">Babel </text:span><text:span text:style-name="T20">is compiler, which </text:span>transforms<text:span text:style-name="T20"> the </text:span>ECMAScript 6 to ECMAScript 5<text:span text:style-name="T19">, </text:span><text:span text:style-name="T21">in this way you can use ES6 features in your projects. </text:span></text:p>
      <text:p text:style-name="P25"><text:span text:style-name="T19">F</text:span><text:span text:style-name="T11">or example (ES6):</text:span></text:p>
      <text:p text:style-name="P31">let print = () =&gt; { <text:s text:c="3"/>console.log("ES6 is awesome!");};</text:p>
      <text:p text:style-name="P16"/>
      <text:p text:style-name="P28"><text:span text:style-name="T21">Babel </text:span>transforms<text:span text:style-name="T21"> the above code ES5:</text:span></text:p>
      <text:p text:style-name="P24"><text:span text:style-name="T12"><text:s/></text:span>var <text:span text:style-name="T28">print</text:span> = function() { <text:s text:c="3"/>console.log("ES6 is awesome!");};</text:p>
      <text:p text:style-name="P15"><text:s text:c="2"/></text:p>
      <text:p text:style-name="P26"><text:span text:style-name="T22">Why this conversion</text:span><text:span text:style-name="T23"> : </text:span>You need Babel because browser vendors are slow to adopt new language features, thus browser support for ES6 . I guess this trend is here to stay. From what I hear, the <text:a xlink:type="simple" xlink:href="http://www.ecma-international.org/memento/TC39.htm" office:target-frame-name="_blank" xlink:show="new">TC39</text:a> <text:span text:style-name="T29">(http://www.ecma-international.org/memento/TC39.htm) </text:span>committee plan on releasing a new version of JavaScript each year so the need for transpilers would always be there.</text:p>
      <text:p text:style-name="P29"><text:span text:style-name="T24">Babel is very good, we can add our own </text:span>transforms <text:span text:style-name="T30">and the JS community has created a lot of them, for example, now we </text:span>transforms <text:span text:style-name="T30">the ES7 features like async / await and </text:span>decorators. <text:span text:style-name="T30">Also, we can </text:span><text:soft-page-break/><text:span text:style-name="T30">transforms REACT JSX.</text:span></text:p>
      <text:p text:style-name="P29"/>
      <text:p text:style-name="P22"><text:span text:style-name="T30"><text:s/>Module Bundlers</text:span></text:p>
      <text:p text:style-name="P1">Babel can <text:s/>transforms the javascript code, but it cannot bundle <text:span text:style-name="T1">miultiple files together,</text:span> <text:span text:style-name="T42">this is </text:span>where the Module Bundlers come into picture. </text:p>
      <text:p text:style-name="P1"/>
      <text:p text:style-name="P2"><text:span text:style-name="T30">Thier are lot of Module Bundlers out their, but, two of them, </text:span><text:span text:style-name="T2">Browserify and Webpack </text:span><text:span text:style-name="T30">stands <text:s/></text:span>dominat<text:span text:style-name="T30">ly.</text:span></text:p>
      <text:p text:style-name="P2"/>
      <text:p text:style-name="P2"><text:span text:style-name="Source_20_Text">Webpack</text:span> and <text:span text:style-name="Source_20_Text">Browserify</text:span> do pretty much the same job, which is bundling your modules to be used in a browser environment. The “<text:span text:style-name="T1">module”</text:span> is a Node feature, which doesn't exist in the browser, and ES 6 <text:span text:style-name="Source_20_Text">import</text:span> is not implemented in any browser yet, <text:span text:style-name="T1">which is why things need to be bundled. </text:span></text:p>
      <text:p text:style-name="P2"/>
      <text:p text:style-name="P4"><text:span text:style-name="T31">The main difference between them is: </text:span><text:span text:style-name="Source_20_Text">Webpack</text:span> offers many tools by default (e.g. code splitting), while <text:span text:style-name="Source_20_Text">Browserify</text:span> can do this only after downloading plugins.</text:p>
      <text:p text:style-name="P4"/>
      <text:p text:style-name="P4">Browserify was born to make your Node code in the browser. Till date it only supports the node flavour of commons and provides in-built shims for many node core modules. <text:span text:style-name="T32">Other than these, e</text:span>verything else is a different package. Need to watch files for incremental compilation? Use Watchify. Need Bundle splitting? Use Factor-Bundle. Need AMD support? Use deAMDify.</text:p>
      <text:p text:style-name="P4"/>
      <text:p text:style-name="P5">Webpack <text:span text:style-name="T33">is different, </text:span>It learnt from tools such as Browserify, and Require.js and it never tries to actually be compatible with node.js. It is built, from the ground up, to help you manage static assets for the front-end. </text:p>
      <text:p text:style-name="P5"/>
      <text:p text:style-name="P5">So <text:span text:style-name="T34">for example</text:span>, while in Browserify, to read strings from static files, you would use BRFS, which uses the native readFile function in Node. <text:span text:style-name="T43">While</text:span> in <text:span text:style-name="T43">the </text:span>Webpack, just overload the require function and use a loader that loads files that have names that match a certain pattern.</text:p>
      <text:p text:style-name="P4"/>
      <text:p text:style-name="P4"><text:s/></text:p>
      <text:p text:style-name="P6"><text:span text:style-name="T3">Choose <text:s/></text:span><text:span text:style-name="T4">Browserify </text:span><text:span text:style-name="T3">or </text:span><text:span text:style-name="T4">Webpack? </text:span></text:p>
      <text:p text:style-name="P6"/>
      <text:p text:style-name="P7">I like both <text:span text:style-name="T35">the </text:span>tools. I think there is a right time and place for both. In general, I prefer Browserify as it amazingly easy to get started with and plays very well with the node and npm ecosystem. </text:p>
      <text:p text:style-name="P7"/>
      <text:p text:style-name="P7"><text:span text:style-name="T36">But, I</text:span>f a project grows very large, and I need complicated solutions that are easier with webpack, I will just transition from browserify to webpack just for that project. <text:span text:style-name="T37">I</text:span>t is extremely easy to transition from browserify to webpack when needed.</text:p>
      <text:p text:style-name="P3"/>
      <text:p text:style-name="P8">Task Runners</text:p>
      <text:p text:style-name="P8"/>
      <text:p text:style-name="P9"><text:span text:style-name="T6">To define and run tasks, we can use task runners like Grunt or Gulp. </text:span><text:span text:style-name="T7">Taks can be anything </text:span><text:span text:style-name="T8">like</text:span><text:span text:style-name="T7">, inlcuding the &lt;script&gt; tags </text:span>for your generated asset files, and publishing your new build to the web <text:span text:style-name="T38">or </text:span>performing <text:span text:style-name="T38">any</text:span> repetitive tasks like minification, compilation, unit testing and linting.</text:p>
      <text:p text:style-name="P9"/>
      <text:p text:style-name="P9"/>
      <text:p text:style-name="P9"/>
      <text:p text:style-name="P9"/>
      <text:p text:style-name="P9"/>
      <text:p text:style-name="P9"><text:soft-page-break/></text:p>
      <text:p text:style-name="P11"><text:span text:style-name="T39">To be honest, I am happy with both grunt nad gulp. Many people argue on the </text:span>Code Vs Configuration <text:span text:style-name="T39">issue. For example:</text:span></text:p>
      <text:p text:style-name="P10"/>
      <text:p text:style-name="P10"><text:s/>Grunt Script:</text:p>
      <text:p text:style-name="P10"/>
      <text:p text:style-name="P10"><text:span text:style-name="Source_20_Text">grunt.initConfig({</text:span></text:p>
      <text:p text:style-name="Standard"><text:span text:style-name="Source_20_Text">    sass: {</text:span></text:p>
      <text:p text:style-name="Standard"><text:span text:style-name="Source_20_Text">        dist: {</text:span></text:p>
      <text:p text:style-name="Standard"><text:span text:style-name="Source_20_Text">            files: [{</text:span></text:p>
      <text:p text:style-name="Standard"><text:span text:style-name="Source_20_Text">                src: 'dev/*.scss',</text:span></text:p>
      <text:p text:style-name="Standard"><text:span text:style-name="Source_20_Text">                dest: '.tmp/styles',</text:span></text:p>
      <text:p text:style-name="Standard"><text:span text:style-name="Source_20_Text">                expand: true,</text:span></text:p>
      <text:p text:style-name="Standard"><text:span text:style-name="Source_20_Text">                ext: '.css'</text:span></text:p>
      <text:p text:style-name="Standard"><text:span text:style-name="Source_20_Text">            }]</text:span></text:p>
      <text:p text:style-name="Standard"><text:span text:style-name="Source_20_Text">        }</text:span></text:p>
      <text:p text:style-name="Standard"><text:span text:style-name="Source_20_Text">    },</text:span></text:p>
      <text:p text:style-name="Standard"><text:span text:style-name="Source_20_Text">    autoprefixer: {</text:span></text:p>
      <text:p text:style-name="Standard"><text:span text:style-name="Source_20_Text">        dist: {</text:span></text:p>
      <text:p text:style-name="Standard"><text:span text:style-name="Source_20_Text">            files: [{</text:span></text:p>
      <text:p text:style-name="Standard"><text:span text:style-name="Source_20_Text">                expand: true,</text:span></text:p>
      <text:p text:style-name="Standard"><text:span text:style-name="Source_20_Text">                cwd: '.tmp/styles',</text:span></text:p>
      <text:p text:style-name="Standard"><text:span text:style-name="Source_20_Text">                src: '{,*/}*.css',</text:span></text:p>
      <text:p text:style-name="Standard"><text:span text:style-name="Source_20_Text">                dest: 'css/styles'</text:span></text:p>
      <text:p text:style-name="Standard"><text:span text:style-name="Source_20_Text">            }]</text:span></text:p>
      <text:p text:style-name="Standard"><text:span text:style-name="Source_20_Text">        }</text:span></text:p>
      <text:p text:style-name="Standard"><text:span text:style-name="Source_20_Text">    },</text:span></text:p>
      <text:p text:style-name="Standard"><text:span text:style-name="Source_20_Text">    watch: {</text:span></text:p>
      <text:p text:style-name="Standard"><text:span text:style-name="Source_20_Text">        styles: {</text:span></text:p>
      <text:p text:style-name="Standard"><text:span text:style-name="Source_20_Text">            files: ['dev/*.scss'],</text:span></text:p>
      <text:p text:style-name="Standard"><text:span text:style-name="Source_20_Text">            tasks: ['sass:dist', 'autoprefixer:dist']</text:span></text:p>
      <text:p text:style-name="Standard"><text:span text:style-name="Source_20_Text">        }</text:span></text:p>
      <text:p text:style-name="Standard"><text:span text:style-name="Source_20_Text">    }</text:span></text:p>
      <text:p text:style-name="Standard"><text:span text:style-name="Source_20_Text">});</text:span></text:p>
      <text:p text:style-name="Standard"><text:span text:style-name="Source_20_Text">grunt.registerTask('default', ['styles', 'watch']);</text:span></text:p>
      <text:p text:style-name="P10"/>
      <text:p text:style-name="P10">Gulp Script:</text:p>
      <text:p text:style-name="P10"/>
      <text:p text:style-name="P10"><text:span text:style-name="Source_20_Text">gulp.task('sass', function</text:span> <text:span text:style-name="Source_20_Text">() {</text:span></text:p>
      <text:p text:style-name="Standard"><text:span text:style-name="Source_20_Text">  gulp.src('dev/*.scss')</text:span></text:p>
      <text:p text:style-name="Standard"><text:span text:style-name="Source_20_Text">    .pipe(sass())</text:span></text:p>
      <text:p text:style-name="Standard"><text:span text:style-name="Source_20_Text">    .pipe(autoprefixer())</text:span></text:p>
      <text:p text:style-name="Standard"><text:span text:style-name="Source_20_Text">    .pipe(gulp.dest('css/styles'));</text:span></text:p>
      <text:p text:style-name="Standard"><text:span text:style-name="Source_20_Text">});</text:span></text:p>
      <text:p text:style-name="Standard"><text:span text:style-name="Source_20_Text">gulp.task('default', function() {</text:span></text:p>
      <text:p text:style-name="Standard"><text:span text:style-name="Source_20_Text">  gulp.run('sass');</text:span></text:p>
      <text:p text:style-name="Standard"><text:span text:style-name="Source_20_Text">  gulp.watch('dev/*.scss', function() {</text:span></text:p>
      <text:p text:style-name="Standard"><text:span text:style-name="Source_20_Text">    gulp.run('sass');</text:span></text:p>
      <text:p text:style-name="Standard"><text:span text:style-name="Source_20_Text">  });</text:span></text:p>
      <text:p text:style-name="Standard"><text:span text:style-name="Source_20_Text">});</text:span></text:p>
      <text:p text:style-name="P10"/>
      <text:p text:style-name="P10"/>
      <text:p text:style-name="P10"/>
      <text:p text:style-name="P10"><text:soft-page-break/></text:p>
      <text:p text:style-name="P11"><text:span text:style-name="T39">See the usage of pipes in the Gulp scirpt, this is what confuses many people. Actually, </text:span>Gulp <text:span text:style-name="T40">works with the</text:span> Streams. All Gulp plugins are just through streams that read in data and output data. Everything can be processed in memory, with the output of one stream piped as input to another. Much like Unix pipes. <text:span text:style-name="T41">In grunt we save to these intermediary files to the disk, instead of pipes. <text:s/></text:span></text:p>
      <text:p text:style-name="P11"/>
      <text:p text:style-name="P12"><text:span text:style-name="T3">Choose <text:s/></text:span><text:span text:style-name="T5">Grunt</text:span><text:span text:style-name="T4"> </text:span><text:span text:style-name="T3">or </text:span><text:span text:style-name="T5">Gulp</text:span><text:span text:style-name="T4">? </text:span></text:p>
      <text:p text:style-name="P12"/>
      <text:p text:style-name="P30">I think that the decision will ultimately come down to <text:span text:style-name="Strong_20_Emphasis">continuity, available plugins </text:span>and<text:span text:style-name="Strong_20_Emphasis"> preference</text:span>.</text:p>
      <text:p text:style-name="Text_20_body"><text:span text:style-name="Emphasis">(1)</text:span> If you’ve been using Grunt/Gulp for a while now and <text:span text:style-name="Strong_20_Emphasis">you’re happy with it</text:span>, there’s no reason to switch.</text:p>
      <text:p text:style-name="Text_20_body"><text:span text:style-name="Emphasis">(2) </text:span>If your project <text:span text:style-name="Strong_20_Emphasis">requires plugins</text:span> which are not provided by Gulp and you’re not prepared to write one yourself, you will need to go with Grunt.</text:p>
      <text:p text:style-name="Text_20_body"><text:span text:style-name="Emphasis">(3) </text:span>If the above two considerations do not apply to you it will come down to preference. I suggest trying out both and seeing <text:span text:style-name="Strong_20_Emphasis">which one sticks with you</text:span>.</text:p>
      <text:p text:style-name="P12"/>
      <text:p text:style-name="P12">As I said, I chose to use Gulp because I like its cleaner API better but I am perfectly comfortable using Grunt if a project calls for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58:42.848106341</meta:creation-date>
    <dc:date>2016-07-20T21:22:40.377683479</dc:date>
    <meta:editing-duration>PT3H56M46S</meta:editing-duration>
    <meta:editing-cycles>142</meta:editing-cycles>
    <meta:generator>LibreOffice/4.2.8.2$Linux_X86_64 LibreOffice_project/420m0$Build-2</meta:generator>
    <meta:document-statistic meta:table-count="0" meta:image-count="0" meta:object-count="0" meta:page-count="4" meta:paragraph-count="83" meta:word-count="1010" meta:character-count="6307" meta:non-whitespace-character-count="5051"/>
  </office:meta>
</office:document-meta>
</file>